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Name: SANAA AMRELIWALA </text:span></text:p>
      <text:p text:style-name="P1"><text:span text:style-name="T1">Roll no: B4204 </text:span></text:p>
      <text:p text:style-name="P1"><text:span text:style-name="T1">Class: B.E Comp (B) </text:span></text:p>
      <text:p text:style-name="P1"><text:span text:style-name="T1">*/ </text:span></text:p>
      <text:p text:style-name="P1"><text:span text:style-name="T2"/></text:p>
      <text:p text:style-name="P1"><text:span text:style-name="T3">/*Problem Statement: </text:span></text:p>
      <text:p text:style-name="P1"><text:span text:style-name="T3"><text:tab/><text:tab/><text:tab/>Write a program to read input from a file and find &amp; replace a given string. </text:span></text:p>
      <text:p text:style-name="P1"><text:span text:style-name="T4"/></text:p>
      <text:p text:style-name="P1"><text:span text:style-name="T5">*/ </text:span></text:p>
      <text:p text:style-name="P1"><text:span text:style-name="T6"/></text:p>
      <text:p text:style-name="P1"><text:span text:style-name="T6"/></text:p>
      <text:p text:style-name="P1"><text:span text:style-name="T7">#include&lt;stdio.h&gt; </text:span></text:p>
      <text:p text:style-name="P1"><text:span text:style-name="T7">char str[20],str1[20]; </text:span></text:p>
      <text:p text:style-name="P1"><text:span text:style-name="T7">FILE *fp,*ft; </text:span></text:p>
      <text:p text:style-name="P1"><text:span text:style-name="T7">%} </text:span></text:p>
      <text:p text:style-name="P1"><text:span text:style-name="T7">%option noyywrap </text:span></text:p>
      <text:p text:style-name="P1"><text:span text:style-name="T7">%% </text:span></text:p>
      <text:p text:style-name="P1"><text:span text:style-name="T7">[a-zA-Z]+ { </text:span></text:p>
      <text:p text:style-name="P1"><text:span text:style-name="T7"><text:tab/>if(strcmp(str,yytext)==0) </text:span></text:p>
      <text:p text:style-name="P1"><text:span text:style-name="T7"><text:tab/><text:s text:c="2"/>{ </text:span></text:p>
      <text:p text:style-name="P1"><text:span text:style-name="T7"><text:tab/><text:s text:c="3"/>fprintf(ft,"%s ",str1); </text:span></text:p>
      <text:p text:style-name="P1"><text:span text:style-name="T7"><text:tab/><text:s text:c="3"/>printf("%s ",str1); </text:span></text:p>
      <text:p text:style-name="P1"><text:span text:style-name="T7"><text:tab/><text:s text:c="2"/>} </text:span></text:p>
      <text:p text:style-name="P1"><text:span text:style-name="T7"><text:tab/>else </text:span></text:p>
      <text:p text:style-name="P1"><text:span text:style-name="T7"><text:tab/><text:s text:c="2"/>{ </text:span></text:p>
      <text:p text:style-name="P1"><text:span text:style-name="T7"><text:tab/><text:s text:c="3"/>fprintf(ft,"%s",yytext); </text:span></text:p>
      <text:p text:style-name="P1"><text:span text:style-name="T7"><text:tab/><text:s text:c="3"/>printf("%s ",yytext); </text:span></text:p>
      <text:p text:style-name="P1"><text:span text:style-name="T7"><text:tab/><text:s text:c="2"/>} </text:span></text:p>
      <text:p text:style-name="P1"><text:span text:style-name="T7"><text:tab/>} </text:span></text:p>
      <text:p text:style-name="P1"><text:span text:style-name="T8"/></text:p>
      <text:p text:style-name="P1"><text:span text:style-name="T9">%% </text:span></text:p>
      <text:p text:style-name="P1"><text:span text:style-name="T9">void main() </text:span></text:p>
      <text:p text:style-name="P1"><text:span text:style-name="T9">{ </text:span></text:p>
      <text:p text:style-name="P1"><text:span text:style-name="T9">fp=fopen("inputfile.txt","r"); </text:span></text:p>
      <text:p text:style-name="P1"><text:span text:style-name="T9">ft=fopen("outputfile.txt","w"); </text:span></text:p>
      <text:p text:style-name="P1"><text:span text:style-name="T9">yyin=fp; </text:span></text:p>
      <text:p text:style-name="P1"><text:span text:style-name="T9">printf("\nEnter The string to find:\t"); </text:span></text:p>
      <text:p text:style-name="P1"><text:span text:style-name="T9">scanf("%s",str); </text:span></text:p>
      <text:p text:style-name="P1"><text:span text:style-name="T9">printf("\nEnter the string to replace:\t"); </text:span></text:p>
      <text:p text:style-name="P1"><text:span text:style-name="T9">scanf("%s",str1); </text:span></text:p>
      <text:p text:style-name="P1"><text:span text:style-name="T9">yylex(); </text:span></text:p>
      <text:p text:style-name="P1"><text:span text:style-name="T9">} </text:span></text:p>
      <text:p text:style-name="P1"><text:span text:style-name="T10"/></text:p>
      <text:p text:style-name="P1"><text:span text:style-name="T11">/* </text:span></text:p>
      <text:p text:style-name="P1"><text:span text:style-name="T11">INPUT FILE:<text:s text:c="3"/>inputfile.txt </text:span></text:p>
      <text:p text:style-name="P1"><text:span text:style-name="T12"/></text:p>
      <text:p text:style-name="P1"><text:span text:style-name="T13">Hello everyone. </text:span></text:p>
      <text:p text:style-name="P1"><text:span text:style-name="T14"/></text:p>
      <text:p text:style-name="P1"><text:span text:style-name="T15">OUTPUT FILE: outputfile.txt </text:span></text:p>
      <text:p text:style-name="P1"><text:span text:style-name="T16"/></text:p>
      <text:p text:style-name="P1"><text:span text:style-name="T17">Hello all </text:span></text:p>
      <text:p text:style-name="P1"><text:span text:style-name="T18"/></text:p>
      <text:p text:style-name="P1"><text:span text:style-name="T19">OUTPUT: </text:span></text:p>
      <text:p text:style-name="P1"><text:span text:style-name="T20"/></text:p>
      <text:p text:style-name="P1"><text:span text:style-name="T21">ccompl04-27@ccompl0427:~/Desktop$ lex lex4.l </text:span></text:p>
      <text:p text:style-name="P1"><text:span text:style-name="T21">ccompl04-27@ccompl0427:~/Desktop$ cc lex.yy.c -ll </text:span></text:p>
      <text:p text:style-name="P1"><text:span text:style-name="T21">ccompl04-27@ccompl0427:~/Desktop$ ./a.out </text:span></text:p>
      <text:p text:style-name="P1"><text:span text:style-name="T22"/></text:p>
      <text:p text:style-name="P1"><text:span text:style-name="T23">Enter The string to find:<text:tab/>everyone </text:span></text:p>
      <text:p text:style-name="P1"><text:span text:style-name="T24"/></text:p>
      <text:p text:style-name="P1"><text:span text:style-name="T25">Enter the string to replace:<text:tab/>all </text:span></text:p>
      <text:p text:style-name="P1"><text:span text:style-name="T25">Hello<text:s text:c="2"/>all . </text:span></text:p>
      <text:p text:style-name="P1"><text:span text:style-name="T26"/></text:p>
      <text:p text:style-name="P1"><text:span text:style-name="T27">*/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